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Verdana" svg:font-family="Verdana"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6pt" fo:font-weight="bold" style:font-size-asian="16pt" style:font-weight-asian="bold" style:font-size-complex="16pt"/>
    </style:style>
    <style:style style:name="P3" style:family="paragraph" style:parent-style-name="Standard">
      <style:text-properties fo:font-size="16pt" fo:font-weight="bold" officeooo:paragraph-rsid="00106a57" style:font-size-asian="16pt" style:font-weight-asian="bold" style:font-size-complex="16pt"/>
    </style:style>
    <style:style style:name="P4" style:family="paragraph" style:parent-style-name="Standard">
      <style:text-properties fo:font-size="16pt" style:font-size-asian="16pt" style:font-size-complex="16pt"/>
    </style:style>
    <style:style style:name="P5" style:family="paragraph" style:parent-style-name="Standard">
      <style:text-properties fo:font-size="16pt" officeooo:paragraph-rsid="000f4f2d" style:font-size-asian="16pt" style:font-size-complex="16pt"/>
    </style:style>
    <style:style style:name="P6" style:family="paragraph" style:parent-style-name="Standard">
      <style:text-properties fo:font-size="16pt" officeooo:paragraph-rsid="00125ecf" style:font-size-asian="16pt" style:font-size-complex="16pt"/>
    </style:style>
    <style:style style:name="P7" style:family="paragraph" style:parent-style-name="Standard">
      <style:text-properties fo:font-size="16pt" style:text-underline-style="none" fo:font-weight="normal" style:font-size-asian="16pt" style:font-weight-asian="normal" style:font-size-complex="16pt" style:font-weight-complex="normal"/>
    </style:style>
    <style:style style:name="P8" style:family="paragraph" style:parent-style-name="Standard">
      <style:text-properties fo:font-size="16pt" style:text-underline-style="none" fo:font-weight="normal" officeooo:rsid="000f4f2d" officeooo:paragraph-rsid="000f4f2d" style:font-size-asian="16pt" style:font-weight-asian="normal" style:font-size-complex="16pt" style:font-weight-complex="normal"/>
    </style:style>
    <style:style style:name="P9" style:family="paragraph" style:parent-style-name="Standard">
      <style:text-properties officeooo:paragraph-rsid="000f4f2d"/>
    </style:style>
    <style:style style:name="P10" style:family="paragraph" style:parent-style-name="Standard">
      <style:text-properties style:text-underline-style="none" officeooo:paragraph-rsid="000f4f2d"/>
    </style:style>
    <style:style style:name="P11" style:family="paragraph" style:parent-style-name="Standard">
      <style:text-properties style:text-underline-style="none" officeooo:paragraph-rsid="00106a57"/>
    </style:style>
    <style:style style:name="P12" style:family="paragraph" style:parent-style-name="Standard">
      <style:text-properties style:text-underline-style="none" officeooo:paragraph-rsid="00125ecf"/>
    </style:style>
    <style:style style:name="P13" style:family="paragraph" style:parent-style-name="Standard">
      <style:text-properties officeooo:paragraph-rsid="00106a57"/>
    </style:style>
    <style:style style:name="P14" style:family="paragraph" style:parent-style-name="Standard">
      <style:text-properties officeooo:paragraph-rsid="00125ecf"/>
    </style:style>
    <style:style style:name="P15" style:family="paragraph" style:parent-style-name="Standard">
      <style:text-properties fo:font-size="9pt" style:text-underline-style="solid" style:text-underline-width="auto" style:text-underline-color="font-color" fo:font-weight="normal" style:font-size-asian="9pt" style:font-weight-asian="normal" style:font-size-complex="9pt" style:font-weight-complex="normal"/>
    </style:style>
    <style:style style:name="P16" style:family="paragraph" style:parent-style-name="Standard">
      <style:paragraph-properties fo:padding-left="0in" fo:padding-right="0in" fo:padding-top="0in" fo:padding-bottom="0.0291in" fo:border-left="none" fo:border-right="none" fo:border-top="none" fo:border-bottom="0.99pt solid #000000" style:join-border="false"/>
      <style:text-properties fo:font-weight="normal" officeooo:paragraph-rsid="0013541f" style:font-weight-asian="normal"/>
    </style:style>
    <style:style style:name="P17" style:family="paragraph" style:parent-style-name="Standard">
      <style:paragraph-properties fo:break-before="page"/>
      <style:text-properties fo:font-size="16pt" fo:font-weight="bold" officeooo:rsid="00125ecf" officeooo:paragraph-rsid="00125ecf" style:font-size-asian="16pt" style:font-weight-asian="bold" style:font-size-complex="16pt"/>
    </style:style>
    <style:style style:name="P18" style:family="paragraph" style:parent-style-name="Standard" style:master-page-name="Standard">
      <style:paragraph-properties style:page-number="auto"/>
      <style:text-properties fo:font-size="16pt" fo:font-weight="bold" style:font-size-asian="16pt" style:font-weight-asian="bold" style:font-size-complex="16pt" style:font-weight-complex="bold"/>
    </style:style>
    <style:style style:name="P19" style:family="paragraph" style:parent-style-name="Standard">
      <style:text-properties fo:font-weight="bold" officeooo:paragraph-rsid="00145ee9" style:font-weight-asian="bold"/>
    </style:style>
    <style:style style:name="P20" style:family="paragraph" style:parent-style-name="Standard">
      <style:text-properties officeooo:paragraph-rsid="00145ee9"/>
    </style:style>
    <style:style style:name="T1" style:family="text">
      <style:text-properties fo:font-size="16pt" style:font-size-asian="16pt" style:font-size-complex="16pt"/>
    </style:style>
    <style:style style:name="T2" style:family="text">
      <style:text-properties fo:font-size="16pt" officeooo:rsid="000f4f2d" style:font-size-asian="16pt" style:font-size-complex="16pt"/>
    </style:style>
    <style:style style:name="T3" style:family="text">
      <style:text-properties fo:font-size="16pt" officeooo:rsid="00106a57" style:font-size-asian="16pt" style:font-size-complex="16pt"/>
    </style:style>
    <style:style style:name="T4" style:family="text">
      <style:text-properties fo:font-size="16pt" officeooo:rsid="00125ecf" style:font-size-asian="16pt" style:font-size-complex="16pt"/>
    </style:style>
    <style:style style:name="T5" style:family="text">
      <style:text-properties fo:font-size="16pt" officeooo:rsid="0013541f" style:font-size-asian="16pt" style:font-size-complex="16pt"/>
    </style:style>
    <style:style style:name="T6" style:family="text">
      <style:text-properties fo:font-size="16pt" officeooo:rsid="000f4f2d" style:font-size-asian="16pt" style:font-size-complex="16pt" style:font-weight-complex="normal"/>
    </style:style>
    <style:style style:name="T7" style:family="text">
      <style:text-properties fo:font-size="16pt" officeooo:rsid="00125ecf" style:font-size-asian="16pt" style:font-size-complex="16pt" style:font-weight-complex="normal"/>
    </style:style>
    <style:style style:name="T8" style:family="text">
      <style:text-properties fo:font-size="16pt" officeooo:rsid="0013541f" style:font-size-asian="16pt" style:font-size-complex="16pt" style:font-weight-complex="normal"/>
    </style:style>
    <style:style style:name="T9" style:family="text">
      <style:text-properties fo:font-size="16pt" officeooo:rsid="00145ee9" style:font-size-asian="16pt" style:font-size-complex="16pt" style:font-weight-complex="bold"/>
    </style:style>
    <style:style style:name="T10" style:family="text">
      <style:text-properties fo:font-size="16pt" fo:font-weight="bold" style:font-size-asian="16pt" style:font-weight-asian="bold"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bold" officeooo:rsid="000f4f2d" style:font-size-asian="16pt" style:font-weight-asian="bold" style:font-size-complex="16pt" style:font-weight-complex="bold"/>
    </style:style>
    <style:style style:name="T13" style:family="text">
      <style:text-properties fo:font-size="16pt" fo:font-weight="bold" officeooo:rsid="00106a57" style:font-size-asian="16pt" style:font-weight-asian="bold" style:font-size-complex="16pt" style:font-weight-complex="bold"/>
    </style:style>
    <style:style style:name="T14" style:family="text">
      <style:text-properties fo:font-size="16pt" fo:font-weight="bold" officeooo:rsid="00125ecf" style:font-size-asian="16pt" style:font-weight-asian="bold" style:font-size-complex="16pt" style:font-weight-complex="bold"/>
    </style:style>
    <style:style style:name="T15" style:family="text">
      <style:text-properties fo:font-size="16pt" fo:font-weight="bold" officeooo:rsid="00106a57" style:font-size-asian="16pt" style:font-weight-asian="bold" style:font-size-complex="16pt"/>
    </style:style>
    <style:style style:name="T16" style:family="text">
      <style:text-properties fo:font-size="16pt" fo:font-weight="bold" officeooo:rsid="00125ecf" style:font-size-asian="16pt" style:font-weight-asian="bold" style:font-size-complex="16pt"/>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6pt" fo:font-weight="normal" officeooo:rsid="000f4f2d" style:font-size-asian="16pt" style:font-weight-asian="normal" style:font-size-complex="16pt" style:font-weight-complex="normal"/>
    </style:style>
    <style:style style:name="T19" style:family="text">
      <style:text-properties fo:font-size="16pt" fo:font-weight="normal" officeooo:rsid="00125ecf" style:font-size-asian="16pt" style:font-weight-asian="normal" style:font-size-complex="16pt" style:font-weight-complex="normal"/>
    </style:style>
    <style:style style:name="T20" style:family="text">
      <style:text-properties fo:font-size="16pt" fo:font-weight="normal" officeooo:rsid="00145ee9" style:font-size-asian="16pt" style:font-weight-asian="normal" style:font-size-complex="16pt" style:font-weight-complex="normal"/>
    </style:style>
    <style:style style:name="T21" style:family="text">
      <style:text-properties fo:font-size="16pt" style:text-underline-style="none" style:font-size-asian="16pt" style:font-size-complex="16pt"/>
    </style:style>
    <style:style style:name="T22" style:family="text">
      <style:text-properties fo:font-size="16pt" style:text-underline-style="none" officeooo:rsid="00125ecf" style:font-size-asian="16pt" style:font-size-complex="16pt"/>
    </style:style>
    <style:style style:name="T23" style:family="text">
      <style:text-properties fo:font-size="16pt" style:text-underline-style="none" style:font-size-asian="16pt" style:font-size-complex="16pt" style:font-weight-complex="normal"/>
    </style:style>
    <style:style style:name="T24" style:family="text">
      <style:text-properties fo:font-size="16pt" style:text-underline-style="none" officeooo:rsid="000f4f2d" style:font-size-asian="16pt" style:font-size-complex="16pt" style:font-weight-complex="normal"/>
    </style:style>
    <style:style style:name="T25" style:family="text">
      <style:text-properties fo:font-size="16pt" style:text-underline-style="none" fo:font-weight="normal" style:font-size-asian="16pt" style:font-weight-asian="normal" style:font-size-complex="16pt" style:font-weight-complex="normal"/>
    </style:style>
    <style:style style:name="T26" style:family="text">
      <style:text-properties fo:font-size="16pt" style:text-underline-style="none" fo:font-weight="normal" officeooo:rsid="00106a57" style:font-size-asian="16pt" style:font-weight-asian="normal" style:font-size-complex="16pt" style:font-weight-complex="normal"/>
    </style:style>
    <style:style style:name="T27" style:family="text">
      <style:text-properties fo:font-size="16pt" style:text-underline-style="none" fo:font-weight="bold" style:font-size-asian="16pt" style:font-weight-asian="bold" style:font-size-complex="16pt"/>
    </style:style>
    <style:style style:name="T28" style:family="text">
      <style:text-properties fo:font-size="16pt" style:text-underline-style="none" fo:font-weight="bold" style:font-size-asian="16pt" style:font-weight-asian="bold" style:font-size-complex="16pt" style:font-weight-complex="bold"/>
    </style:style>
    <style:style style:name="T29" style:family="text">
      <style:text-properties fo:font-size="16pt" style:text-underline-style="none" fo:font-weight="bold" officeooo:rsid="000f4f2d" style:font-size-asian="16pt" style:font-weight-asian="bold" style:font-size-complex="16pt" style:font-weight-complex="bold"/>
    </style:style>
    <style:style style:name="T30" style:family="text">
      <style:text-properties fo:font-size="16pt" style:text-underline-style="none" fo:font-weight="bold" officeooo:rsid="000f4f2d" style:font-size-asian="16pt" style:font-weight-asian="bold" style:font-size-complex="16pt"/>
    </style:style>
    <style:style style:name="T31" style:family="text">
      <style:text-properties officeooo:rsid="000f4f2d"/>
    </style:style>
    <style:style style:name="T32" style:family="text">
      <style:text-properties fo:font-weight="normal" style:font-weight-asian="normal" style:font-weight-complex="normal"/>
    </style:style>
    <style:style style:name="T33" style:family="text">
      <style:text-properties fo:font-weight="normal" officeooo:rsid="000f4f2d" style:font-weight-asian="normal" style:font-weight-complex="normal"/>
    </style:style>
    <style:style style:name="T34" style:family="text">
      <style:text-properties fo:font-weight="normal" officeooo:rsid="00125ecf" style:font-weight-asian="normal" style:font-weight-complex="normal"/>
    </style:style>
    <style:style style:name="T35" style:family="text">
      <style:text-properties fo:font-weight="bold" style:font-weight-asian="bold"/>
    </style:style>
    <style:style style:name="T36" style:family="text">
      <style:text-properties fo:font-weight="bold" officeooo:rsid="00125ecf" style:font-weight-asian="bold" style:font-weight-complex="bold"/>
    </style:style>
    <style:style style:name="T37" style:family="text">
      <style:text-properties fo:font-weight="bold" officeooo:rsid="00125ecf" style:font-weight-asian="bold"/>
    </style:style>
    <style:style style:name="T38" style:family="text">
      <style:text-properties style:text-underline-style="none"/>
    </style:style>
    <style:style style:name="T39" style:family="text">
      <style:text-properties style:text-underline-style="none" officeooo:rsid="000f4f2d" style:font-weight-complex="bold"/>
    </style:style>
    <style:style style:name="T40" style:family="text">
      <style:text-properties style:text-underline-style="none" fo:font-weight="normal" style:font-weight-asian="normal" style:font-weight-complex="normal"/>
    </style:style>
    <style:style style:name="T41" style:family="text">
      <style:text-properties style:text-underline-style="none" fo:font-weight="normal" officeooo:rsid="000f4f2d" style:font-weight-asian="normal" style:font-weight-complex="normal"/>
    </style:style>
    <style:style style:name="T42" style:family="text">
      <style:text-properties style:text-underline-style="none" fo:font-weight="bold" officeooo:rsid="000f4f2d" style:font-weight-asian="bold" style:font-weight-complex="bold"/>
    </style:style>
    <style:style style:name="T43" style:family="text">
      <style:text-properties officeooo:rsid="00125ec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Judgment Skit </text:p>
      <text:p text:style-name="P15">_____________________________</text:p>
      <text:p text:style-name="P8">Actors</text:p>
      <text:p text:style-name="P7"><text:tab/>Husband</text:p>
      <text:p text:style-name="P7"><text:bookmark text:name="_GoBack"/><text:tab/><text:span text:style-name="T31">Wife</text:span></text:p>
      <text:p text:style-name="P16"><text:span text:style-name="T23"><text:tab/></text:span><text:span text:style-name="T24">Pizza Delivery = Pizza</text:span></text:p>
      <text:p text:style-name="P16"><text:span text:style-name="T6">B</text:span><text:span text:style-name="T7">elow where it says (balloon), the narrator blows into a balloon with a large breath to correspond to </text:span><text:span text:style-name="T8">the opportunity to curse one’s self.</text:span></text:p>
      <text:p text:style-name="P19"><text:span text:style-name="T5">Sce</text:span><text:span text:style-name="T2">ne 1: </text:span></text:p>
      <text:p text:style-name="P19"><text:span text:style-name="T9">Narrator:</text:span><text:span text:style-name="T20"> </text:span><text:span text:style-name="T18">At </text:span><text:span text:style-name="T17">Ho</text:span><text:span text:style-name="T18">me - </text:span><text:span text:style-name="T17">A Christian couple is sitting and talking while waiting for pizza to be delivered. They order pizza every Friday night.</text:span></text:p>
      <text:p text:style-name="P9"><text:span text:style-name="T10">Pizza:</text:span><text:span text:style-name="T17"> </text:span><text:span text:style-name="T18">(Walking up to door he </text:span><text:span text:style-name="T1">sees a Jesus bumper sticker on the couple’s car and reads it out loud </text:span><text:span text:style-name="T2">)</text:span></text:p>
      <text:p text:style-name="P10"><text:span text:style-name="T10">Pizza: </text:span><text:span text:style-name="T1">“Jesus is Lord” </text:span></text:p>
      <text:p text:style-name="P9"><text:span text:style-name="T10">Pizza: </text:span><text:span text:style-name="T18">(H</text:span><text:span text:style-name="T1">e sees the door knocker</text:span><text:span text:style-name="T2"> that</text:span><text:span text:style-name="T1"> says </text:span><text:span text:style-name="T21">“God Bless This Home”. </text:span></text:p>
      <text:p text:style-name="P9"><text:span text:style-name="T10">Pizza:</text:span><text:span text:style-name="T25"> “God Bless This Home”. </text:span></text:p>
      <text:p text:style-name="P9"><text:span text:style-name="T12">Narrator: </text:span><text:span text:style-name="T1">So he knows they are Christians. He doesn’t think much about it. He knocks on the door and delivers the Pizza. </text:span></text:p>
      <text:p text:style-name="P9"><text:span text:style-name="T12">H</text:span><text:span text:style-name="T11">usband:</text:span><text:span text:style-name="T1"> </text:span><text:span text:style-name="T2">(</text:span><text:span text:style-name="T1">takes the pizza </text:span><text:span text:style-name="T2">and gives</text:span><text:span text:style-name="T1"> </text:span><text:span text:style-name="T2">Pizza</text:span><text:span text:style-name="T1"> a tip</text:span><text:span text:style-name="T2">)</text:span></text:p>
      <text:p text:style-name="P20"><text:soft-page-break/><text:span text:style-name="T29">H</text:span><text:span text:style-name="T28">usband:</text:span><text:span text:style-name="T21"> <text:s/>“Thank you” </text:span></text:p>
      <text:p text:style-name="P20"><text:span text:style-name="T30">Scene 2: </text:span></text:p>
      <text:p text:style-name="P5"><text:span text:style-name="T42">Narrator:</text:span><text:span text:style-name="T41"> It is t</text:span><text:span text:style-name="T40">he Next Day. </text:span><text:span text:style-name="T33">The Couple are d</text:span><text:span text:style-name="T32">riving in the</text:span><text:span text:style-name="T33">ir</text:span><text:span text:style-name="T32"> car </text:span>and the pizza delivery person is driving and cuts in front of them to change lanes and almost causes an accident. <text:s/>The couple is startled but maintains control of the car. <text:span text:style-name="T32">The Christian Man is upset and shouts,</text:span></text:p>
      <text:p text:style-name="Standard"><text:span text:style-name="T13">Husband:</text:span><text:span text:style-name="T3"> </text:span><text:span text:style-name="T25">“Jerk – (balloon) Don’t you know how to drive? (balloon) You could hurt someone. <text:s/>Pay more attention to what you are doing. <text:s/>Can you believe that guy? <text:s/>He thinks he owns the road (balloon). <text:s/>If he can’t drive better than that he needs to stay off of the road (balloon). I’m going to pull up next to him and tell him what I think about his driving” </text:span></text:p>
      <text:p text:style-name="P3"><text:span text:style-name="T39">Narrator:</text:span><text:span text:style-name="T41"> </text:span><text:span text:style-name="T32">The couple pulls up next to the reckless driver. </text:span></text:p>
      <text:p text:style-name="Standard"><text:span text:style-name="T28">Wife:</text:span><text:span text:style-name="T25"> </text:span><text:span text:style-name="T26">(</text:span><text:span text:style-name="T25">rolls down her window</text:span><text:span text:style-name="T1"> and reports what she sees</text:span><text:span text:style-name="T3">)</text:span></text:p>
      <text:p text:style-name="P13"><text:span text:style-name="T28">Wife:</text:span><text:span text:style-name="T25"> “</text:span><text:span text:style-name="T21">He is on the phone. <text:s/>It looks like he is angry with someone and having a bad day. <text:s/>He sees us looking at him. <text:s/>Hey – that is the pizza guy. <text:s/>He is rolling down his window.”</text:span></text:p>
      <text:p text:style-name="P13"><text:span text:style-name="T15">Pizza</text:span><text:span text:style-name="T10">: </text:span><text:span text:style-name="T25">He rolls down his window</text:span></text:p>
      <text:p text:style-name="P11"><text:span text:style-name="T13">Pizza:</text:span><text:span text:style-name="T3"> </text:span><text:span text:style-name="T1">“Don’t you have something better to do than stare at me fighting with my girlfriend. <text:s/>People are so </text:span><text:span text:style-name="T3">nosy.</text:span><text:span text:style-name="T1">” (balloon) </text:span></text:p>
      <text:p text:style-name="P11"><text:span text:style-name="T13">Pizza:</text:span><text:span text:style-name="T1">(he recognizes the couple) </text:span></text:p>
      <text:p text:style-name="P11"><text:soft-page-break/><text:span text:style-name="T13">Pizza:</text:span><text:span text:style-name="T1">“Oh. Hi!”</text:span></text:p>
      <text:p text:style-name="Standard"><text:span text:style-name="T10">Wife: </text:span><text:span text:style-name="T21">“Sorry – we thought you might need some help.”</text:span></text:p>
      <text:p text:style-name="P4"><text:span text:style-name="T35">Pizza: </text:span><text:span text:style-name="T38">“Well, I don’t”</text:span></text:p>
      <text:p text:style-name="Standard"><text:span text:style-name="T10">Wife: </text:span><text:span text:style-name="T21">“Ok</text:span><text:span text:style-name="T22">ay,</text:span><text:span text:style-name="T21"> </text:span><text:span text:style-name="T22">w</text:span><text:span text:style-name="T21">e will be praying for you. Have a nice day.”</text:span></text:p>
      <text:p text:style-name="P14"><text:span text:style-name="T10">Pizza: </text:span><text:span text:style-name="T21">“Whatever”</text:span></text:p>
      <text:p text:style-name="P12"><text:span text:style-name="T10">Pizza: </text:span><text:span text:style-name="T19">(</text:span><text:span text:style-name="T17">Rolling up the window he says</text:span><text:span text:style-name="T19">)</text:span></text:p>
      <text:p text:style-name="P14"><text:span text:style-name="T27">Pizza: </text:span><text:span text:style-name="T21">“Just because life is working out for them they think they have all the answers.”</text:span><text:span text:style-name="T1"> (balloon).</text:span></text:p>
      <text:p text:style-name="Standard"><text:span text:style-name="T10">Couple Prays:</text:span><text:span text:style-name="T1"> </text:span><text:span text:style-name="T21">“Father, we lift him up before you. <text:s/>We pray for the perfect laborers in his path to share the gospel in a way that he will hear it understand it and feel convicted of his sin and ask Jesus into his heart to be his Lord, Savior, Healer and deliver. (he may already know the Lord) We pray for wisdom to drive safely for his own protection and the protection of others. We confess and repent of our unforgiveness and judging words against him and we forgive him and release him. We release ourselves and put the Cross between us and those words that could bring curses into our lives.”</text:span></text:p>
      <text:p text:style-name="P6"><text:span text:style-name="T36">Narrator:</text:span><text:span text:style-name="T43"> (Lets the b</text:span>alloon air out!<text:span text:style-name="T43">)</text:span></text:p>
      <text:p text:style-name="P6"><text:span text:style-name="T36">Narrator:</text:span><text:span text:style-name="T43"> </text:span><text:s/>“No curses.” </text:p>
      <text:p text:style-name="P2"/>
      <text:p text:style-name="P17">Scene 3:</text:p>
      <text:p text:style-name="P6"><text:span text:style-name="T37">Narrator: “</text:span><text:span text:style-name="T34">It’s a</text:span><text:span text:style-name="T32"> week later </text:span><text:span text:style-name="T34">and t</text:span>he couple orders pizza again <text:span text:style-name="T43">and</text:span> <text:span text:style-name="T43">t</text:span>he same pizza delivery person is delivering the pizza.</text:p>
      <text:p text:style-name="P14"><text:span text:style-name="T10">Pizza: </text:span><text:span text:style-name="T16">(</text:span><text:span text:style-name="T1">He knocks on the door and the husband answers the door.</text:span><text:span text:style-name="T4">)</text:span></text:p>
      <text:p text:style-name="P14"><text:span text:style-name="T14">Pizza:</text:span><text:span text:style-name="T4"> </text:span><text:span text:style-name="T21">“Hi, I apologize for my driving and my behavior the other day. <text:s/>You said you would pray for me. <text:s/>Would you pray with me now. <text:s/>I need Jesus in my life.” </text:span></text:p>
      <text:p text:style-name="P14"><text:span text:style-name="T16">Husband:</text:span><text:span text:style-name="T19"> (</text:span><text:span text:style-name="T17">The husband invites him in</text:span><text:span text:style-name="T19">)</text:span></text:p>
      <text:p text:style-name="P12"><text:span text:style-name="T16">Husband:</text:span><text:span text:style-name="T19"> </text:span><text:span text:style-name="T1"><text:s/>“Absolutely. Come on in.”</text:span></text:p>
      <text:p text:style-name="P4"><text:span text:style-name="T36">Narrator: </text:span>The couple and the delivery person sit at the table, hold hands and look like they are praying. </text:p>
      <text:p text:style-name="P4">[Everyone gets up and returns to their sea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Verdana" svg:font-family="Verdana"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en" fo:country="US" style:letter-kerning="true" style:font-name-asian="Calibri"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Verdana" fo:font-size="12pt" fo:language="en" fo:country="US" style:letter-kerning="true" style:font-name-asian="Calibri" style:font-size-asian="12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Footer" style:family="paragraph" style:parent-style-name="Standard" style:class="extra"/>
    <style:style style:name="Default_20_Paragraph_20_Font" style:display-name="Default Paragraph Font" style:family="text"/>
    <style:style style:name="ListLabel_20_1" style:display-name="ListLabel 1" style:family="text">
      <style:text-properties style:font-name-asian="Calibri"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Verdana"/>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5626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y</meta:initial-creator>
    <meta:editing-cycles>6</meta:editing-cycles>
    <meta:creation-date>2014-10-07T01:36:00</meta:creation-date>
    <dc:date>2017-09-27T15:34:09.274469180</dc:date>
    <meta:editing-duration>PT11M</meta:editing-duration>
    <meta:generator>LibreOffice/5.3.1.2$Linux_X86_64 LibreOffice_project/30m0$Build-2</meta:generator>
    <meta:document-statistic meta:table-count="0" meta:image-count="0" meta:object-count="0" meta:page-count="4" meta:paragraph-count="44" meta:word-count="624" meta:character-count="3441" meta:non-whitespace-character-count="282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